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4F700000381286F8C5D.eps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3" style:family="paragraph" style:parent-style-name="Standard" style:list-style-name="L1"/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.05in" fo:margin-right="0.05in" fo:margin-top="0.05in" fo:margin-bottom="0.05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93120848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736619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12955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7202528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038480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51346160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04038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957888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989472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8996016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110566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651296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9202419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0665408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8">Тема работы<text:tab/>3</text:p>
          <text:p text:style-name="P8">Сравнение с аналогами<text:tab/>3</text:p>
          <text:p text:style-name="P8">Целевая аудитория<text:tab/>4</text:p>
          <text:p text:style-name="P9">Пользовательские истории<text:tab/>4</text:p>
          <text:p text:style-name="P8">Анализ требований<text:tab/>4</text:p>
          <text:p text:style-name="P8">Внешняя спецификация<text:tab/>5</text:p>
          <text:p text:style-name="P9">Варианты использования<text:tab/>5</text:p>
          <text:p text:style-name="P9">Диаграммы действий<text:tab/>5</text:p>
          <text:p text:style-name="P9">Диаграммы состояний<text:tab/>5</text:p>
          <text:p text:style-name="P9">Прототип<text:tab/>5</text:p>
          <text:p text:style-name="P8">Руководство пользователя<text:tab/>5</text:p>
          <text:p text:style-name="P8">План тестирования<text:tab/>5</text:p>
        </text:index-body>
      </text:table-of-content>
      <text:p text:style-name="Heading"/>
      <text:h text:style-name="P15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7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93120848"/><text:change-start text:change-id="ct73661936"/>содержание<text:change-end text:change-id="ct73661936"/>.</text:p>
      <text:p text:style-name="Standard"><text:change-start text:change-id="ct101295568"/>Если зритель <text:change-end text:change-id="ct101295568"/><text:change text:change-id="ct77202528"/><text:change-start text:change-id="ct100384800"/>с<text:change-end text:change-id="ct100384800"/>мотр<text:change text:change-id="ct51346160"/><text:change-start text:change-id="ct104038096"/>ит<text:change-end text:change-id="ct104038096"/> сериал с субтитрами и подсматривание<text:change text:change-id="ct105957888"/><text:change-start text:change-id="ct73989472"/>т<text:change-end text:change-id="ct73989472"/> в словарь при обнаружении неизвестных слов<text:change-start text:change-id="ct98996016"/>, то это <text:change-end text:change-id="ct98996016"/><text:s/>отвлекает <text:change-start text:change-id="ct111105664"/>его <text:change-end text:change-id="ct111105664"/>от <text:change text:change-id="ct112651296"/><text:change-start text:change-id="ct92024192"/>содержания <text:change-end text:change-id="ct92024192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70665408"/>,<text:change-end text:change-id="ct70665408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1698043286" text:style-name="L1">
        <text:list-item>
          <text:p text:style-name="P13">пользователь загружает субтитры серии, которую хочет посмотреть, <text:s/>на сервис;</text:p>
        </text:list-item>
        <text:list-item>
          <text:p text:style-name="P13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3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3">пользователь отмечает изученные или уже известные слова из полученного <text:s text:c="2"/>списка;</text:p>
        </text:list-item>
        <text:list-item>
          <text:p text:style-name="P13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673417780" text:style-name="L2">
        <text:list-item>
          <text:p text:style-name="P10">русскоговорящие люди, изучающие английский язык,</text:p>
        </text:list-item>
        <text:list-item>
          <text:p text:style-name="P10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1371806028" text:style-name="L3">
        <text:list-item>
          <text:p text:style-name="P11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1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использования сервиса.</text:p>
      <text:p text:style-name="Text_20_body"><draw:frame draw:style-name="fr1" draw:name="Frame1" text:anchor-type="paragraph" svg:width="6.4965in" draw:z-index="0"><draw:text-box fo:min-height="4.5846in"><text:p text:style-name="Рис."><draw:frame draw:style-name="fr3" draw:name="graphics1" text:anchor-type="paragraph" svg:x="0.0016in" svg:y="0.0008in" svg:width="6.4965in" style:rel-width="100%" svg:height="4.5846in" style:rel-height="scale" draw:z-index="1"><draw:image xlink:href="Pictures/20000002000004F700000381286F8C5D.eps" xlink:type="simple" xlink:show="embed" xlink:actuate="onLoad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йствий</text:h>
      <text:p text:style-name="Text_20_body">Регистрация, изменение привилегий пользователя, изменение описания эпизода и удаление эпизода являются тривиальными вариантами использования.</text:p>
      <text:p text:style-name="Text_20_body">Все эпизоды находятся в узлах дерева иерархии сериалов (дерево разделяет эпизоды по категориям, например Жанр → Года выхода на сериала на экран → Название сериала), а выбор эпизода представляет нахождение узла с интересующим эпизодом в этом дереве.</text:p>
      <text:p text:style-name="Text_20_body">На Рис. приведена диаграмма действий при добавлении эпизода.</text:p>
      <text:p text:style-name="Text_20_body">На Рис. приведена диаграмма действий при изменении словаря эпизода.</text:p>
      <text:p text:style-name="Text_20_body">На Рис. приведена диаграмма действий при ознакомлении со словарём эпизода.</text:p>
      <text:h text:style-name="Heading_20_2" text:outline-level="2">Диаграммы состояний</text:h>
      <text:p text:style-name="Text_20_body">На Рис. <text:sequence-ref text:reference-format="value" text:ref-name="refРис.1">2</text:sequence-ref> приведена диаграмма состояний пользователя с точки зрения его привилегий.</text:p>
      <text:p text:style-name="Text_20_body"><draw:frame draw:style-name="fr1" draw:name="Frame2" text:anchor-type="paragraph" svg:width="6.4965in" draw:z-index="6"><draw:text-box fo:min-height="4.0937in"><text:p text:style-name="Рис."><draw:frame draw:style-name="fr6" draw:name="graphics2" text:anchor-type="paragraph" svg:x="0.0016in" svg:y="0.0008in" svg:width="6.4965in" style:rel-width="100%" svg:height="4.0937in" style:rel-height="scale" draw:z-index="7"><draw:image xlink:href="../state.eps" xlink:type="simple" xlink:show="embed" xlink:actuate="onLoad" draw:filter-name="&lt;All formats&gt;"/></draw:frame>Рис. <text:sequence text:ref-name="refРис.1" text:name="Рис." text:formula="ooow:Рис.+1" style:num-format="1">2</text:sequence>: Диаграмма состояний привилегий пользователя</text:p></draw:text-box></draw:frame><text:soft-page-break/></text:p>
      <text:p text:style-name="Text_20_body"/>
      <text:h text:style-name="P16" text:outline-level="2">Прототип</text:h>
      <text:p text:style-name="Text_20_body">На Рис. <text:sequence-ref text:reference-format="value" text:ref-name="refРис.2">3</text:sequence-ref> приведён прототип страницы выбора эпизода.</text:p>
      <text:p text:style-name="Text_20_body">На Рис. <text:sequence-ref text:reference-format="value" text:ref-name="refРис.3">4</text:sequence-ref> приведён прототип страницы редактирования привилегий пользователя.</text:p>
      <text:p text:style-name="Text_20_body"/>
      <text:p text:style-name="Text_20_body"><draw:frame draw:style-name="fr2" draw:name="Frame3" text:anchor-type="char" svg:x="0.9634in" svg:y="-0.0083in" fo:min-width="5.5937in" draw:z-index="2"><draw:text-box fo:min-height="6.0354in"><text:p text:style-name="Рис."><draw:frame draw:style-name="fr4" draw:name="graphics3" text:anchor-type="paragraph" svg:x="0.4in" svg:y="0.0835in" svg:width="4.7071in" style:rel-width="74%" svg:height="6.1437in" style:rel-height="scale" draw:z-index="3"><draw:image xlink:href="../proto_select_ep.png" xlink:type="simple" xlink:show="embed" xlink:actuate="onLoad"/></draw:frame>Рис. <text:sequence text:ref-name="refРис.2" text:name="Рис." text:formula="ooow:Рис.+1" style:num-format="1">3</text:sequence>: Прототип страницы выбора эпизода</text:p></draw:text-box></draw:frame></text:p>
      <text:p text:style-name="Text_20_body"><draw:frame draw:style-name="fr1" draw:name="Frame4" text:anchor-type="paragraph" svg:width="5.9165in" draw:z-index="4"><draw:text-box fo:min-height="3.2291in"><text:p text:style-name="Рис."><draw:frame draw:style-name="fr5" draw:name="graphics4" text:anchor-type="paragraph" svg:x="0.0016in" svg:y="0.0008in" svg:width="5.9165in" style:rel-width="100%" svg:height="3.2291in" style:rel-height="scale" draw:z-index="5"><draw:image xlink:href="../proto_edit_priv.png" xlink:type="simple" xlink:show="embed" xlink:actuate="onLoad"/></draw:frame>Рис. <text:sequence text:ref-name="refРис.3" text:name="Рис." text:formula="ooow:Рис.+1" style:num-format="1">4</text:sequence>: Прототип страницы редактирования привилегий</text:p></draw:text-box></draw:frame><text:soft-page-break/></text:p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6T01:23:06</dc:date>
    <meta:editing-cycles>90</meta:editing-cycles>
    <meta:editing-duration>PT114H25M46S</meta:editing-duration>
    <meta:generator>OpenOffice.org/3.2$Unix OpenOffice.org_project/320m12$Build-9483</meta:generator>
    <meta:printed-by>Vladimir Rutsky</meta:printed-by>
    <meta:print-date>2011-02-15T14:46:07</meta:print-date>
    <meta:document-statistic meta:table-count="0" meta:image-count="4" meta:object-count="0" meta:page-count="8" meta:paragraph-count="76" meta:word-count="971" meta:character-count="7287"/>
    <meta:user-defined meta:name="Info 1"/>
    <meta:user-defined meta:name="Info 2"/>
    <meta:user-defined meta:name="Info 3"/>
    <meta:user-defined meta:name="Info 4"/>
  </office:meta>
</office:document-meta>
</file>